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6pt" svg:height="255.23pt" svg:x="496.37pt" svg:y="149.84pt">
            <draw:object draw:notify-on-update-of-ranges="Sheet1.A1:Sheet1.A1 Sheet1.A2:Sheet1.A6 Sheet1.B1:Sheet1.B1 Sheet1.B2:Sheet1.B6 Sheet1.C1:Sheet1.C1 Sheet1.C2:Sheet1.C6 Sheet1.D1:Sheet1.D1 Sheet1.D2:Sheet1.D6 Sheet1.E1:Sheet1.E1 Sheet1.E2:Sheet1.E6 Sheet1.F1:Sheet1.F1 Sheet1.F2:Sheet1.F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specbzip</text:p>
          </table:table-cell>
          <table:table-cell office:value-type="string" calcext:value-type="string">
            <text:p>spechmmer</text:p>
          </table:table-cell>
          <table:table-cell office:value-type="string" calcext:value-type="string">
            <text:p>speclibm</text:p>
          </table:table-cell>
          <table:table-cell office:value-type="string" calcext:value-type="string">
            <text:p>specmcf</text:p>
          </table:table-cell>
          <table:table-cell office:value-type="string" calcext:value-type="string">
            <text:p>specsjeng</text:p>
          </table:table-cell>
        </table:table-row>
        <table:table-row table:style-name="ro1">
          <table:table-cell office:value-type="string" calcext:value-type="string">
            <text:p>sim_seconds</text:p>
          </table:table-cell>
          <table:table-cell office:value-type="float" office:value="0.084159" calcext:value-type="float">
            <text:p>0.084159</text:p>
          </table:table-cell>
          <table:table-cell office:value-type="float" office:value="0.059368" calcext:value-type="float">
            <text:p>0.059368</text:p>
          </table:table-cell>
          <table:table-cell office:value-type="float" office:value="0.174681" calcext:value-type="float">
            <text:p>0.174681</text:p>
          </table:table-cell>
          <table:table-cell office:value-type="float" office:value="0.055477" calcext:value-type="float">
            <text:p>0.055477</text:p>
          </table:table-cell>
          <table:table-cell office:value-type="float" office:value="0.514664" calcext:value-type="float">
            <text:p>0.514664</text:p>
          </table:table-cell>
        </table:table-row>
        <table:table-row table:style-name="ro1">
          <table:table-cell office:value-type="string" calcext:value-type="string">
            <text:p>system.cpu.cpi</text:p>
          </table:table-cell>
          <table:table-cell office:value-type="float" office:value="1.683172" calcext:value-type="float">
            <text:p>1.683172</text:p>
          </table:table-cell>
          <table:table-cell office:value-type="float" office:value="1.187362" calcext:value-type="float">
            <text:p>1.187362</text:p>
          </table:table-cell>
          <table:table-cell office:value-type="float" office:value="3.493611" calcext:value-type="float">
            <text:p>3.493611</text:p>
          </table:table-cell>
          <table:table-cell office:value-type="float" office:value="1.109538" calcext:value-type="float">
            <text:p>1.109538</text:p>
          </table:table-cell>
          <table:table-cell office:value-type="float" office:value="10.293277" calcext:value-type="float">
            <text:p>10.293277</text:p>
          </table:table-cell>
        </table:table-row>
        <table:table-row table:style-name="ro1">
          <table:table-cell office:value-type="string" calcext:value-type="string">
            <text:p>system.l2.overall_miss_rate::total</text:p>
          </table:table-cell>
          <table:table-cell office:value-type="float" office:value="0.281708" calcext:value-type="float">
            <text:p>0.281708</text:p>
          </table:table-cell>
          <table:table-cell office:value-type="float" office:value="0.082246" calcext:value-type="float">
            <text:p>0.082246</text:p>
          </table:table-cell>
          <table:table-cell office:value-type="float" office:value="0.999927" calcext:value-type="float">
            <text:p>0.999927</text:p>
          </table:table-cell>
          <table:table-cell office:value-type="float" office:value="0.72404" calcext:value-type="float">
            <text:p>0.72404</text:p>
          </table:table-cell>
          <table:table-cell office:value-type="float" office:value="0.999984" calcext:value-type="float">
            <text:p>0.999984</text:p>
          </table:table-cell>
        </table:table-row>
        <table:table-row table:style-name="ro1">
          <table:table-cell office:value-type="string" calcext:value-type="string">
            <text:p>system.cpu.icache.overall_miss_rate::total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string" calcext:value-type="string">
            <text:p>system.cpu.dcache.overall_miss_rate::total</text:p>
          </table:table-cell>
          <table:table-cell office:value-type="float" office:value="0.01484" calcext:value-type="float">
            <text:p>0.01484</text:p>
          </table:table-cell>
          <table:table-cell office:value-type="float" office:value="0.001645" calcext:value-type="float">
            <text:p>0.001645</text:p>
          </table:table-cell>
          <table:table-cell office:value-type="float" office:value="0.060971" calcext:value-type="float">
            <text:p>0.060971</text:p>
          </table:table-cell>
          <table:table-cell office:value-type="float" office:value="0.002051" calcext:value-type="float">
            <text:p>0.002051</text:p>
          </table:table-cell>
          <table:table-cell office:value-type="float" office:value="0.122943" calcext:value-type="float">
            <text:p>0.1229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7:50:33.457865121</meta:creation-date>
    <dc:date>2019-12-09T18:07:15.100392694</dc:date>
    <meta:editing-duration>PT6M31S</meta:editing-duration>
    <meta:editing-cycles>1</meta:editing-cycles>
    <meta:document-statistic meta:table-count="1" meta:cell-count="35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legend chart:legend-position="end" svg:x="12.855cm" svg:y="3.207cm" style:legend-expansion="high" chart:style-name="ch2"/>
        <chart:plot-area chart:style-name="ch3" table:cell-range-address="Sheet1.A1:Sheet1.F6" chart:data-source-has-labels="both" svg:x="0.319cm" svg:y="0.18cm" svg:width="12.217cm" svg:height="8.645cm">
          <chartooo:coordinate-region svg:x="1.757cm" svg:y="0.18cm" svg:width="10.495cm" svg:height="3.182cm"/>
          <chart:axis chart:dimension="x" chart:name="primary-x" chart:style-name="ch4" chartooo:axis-type="auto">
            <chartooo:date-scale/>
            <chart:categories table:cell-range-address="Sheet1.A2:Sheet1.A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6" chart:label-cell-address="Sheet1.B1:Sheet1.B1" chart:class="chart:line">
            <chart:data-point chart:repeated="5"/>
          </chart:series>
          <chart:series chart:style-name="ch7" chart:values-cell-range-address="Sheet1.C2:Sheet1.C6" chart:label-cell-address="Sheet1.C1:Sheet1.C1" chart:class="chart:line">
            <chart:data-point chart:repeated="5"/>
          </chart:series>
          <chart:series chart:style-name="ch8" chart:values-cell-range-address="Sheet1.D2:Sheet1.D6" chart:label-cell-address="Sheet1.D1:Sheet1.D1" chart:class="chart:line">
            <chart:data-point chart:repeated="5"/>
          </chart:series>
          <chart:series chart:style-name="ch9" chart:values-cell-range-address="Sheet1.E2:Sheet1.E6" chart:label-cell-address="Sheet1.E1:Sheet1.E1" chart:class="chart:line">
            <chart:data-point chart:repeated="5"/>
          </chart:series>
          <chart:series chart:style-name="ch10" chart:values-cell-range-address="Sheet1.F2:Sheet1.F6" chart:label-cell-address="Sheet1.F1:Sheet1.F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cbzip</text:p>
                <draw:g>
                  <svg:desc>Sheet1.B1:Sheet1.B1</svg:desc>
                </draw:g>
              </table:table-cell>
              <table:table-cell office:value-type="string">
                <text:p>spechmmer</text:p>
                <draw:g>
                  <svg:desc>Sheet1.C1:Sheet1.C1</svg:desc>
                </draw:g>
              </table:table-cell>
              <table:table-cell office:value-type="string">
                <text:p>speclibm</text:p>
                <draw:g>
                  <svg:desc>Sheet1.D1:Sheet1.D1</svg:desc>
                </draw:g>
              </table:table-cell>
              <table:table-cell office:value-type="string">
                <text:p>specmcf</text:p>
                <draw:g>
                  <svg:desc>Sheet1.E1:Sheet1.E1</svg:desc>
                </draw:g>
              </table:table-cell>
              <table:table-cell office:value-type="string">
                <text:p>specsjeng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m_seconds</text:p>
                <draw:g>
                  <svg:desc>Sheet1.A2:Sheet1.A6</svg:desc>
                </draw:g>
              </table:table-cell>
              <table:table-cell office:value-type="float" office:value="0.084159">
                <text:p>0.084159</text:p>
                <draw:g>
                  <svg:desc>Sheet1.B2:Sheet1.B6</svg:desc>
                </draw:g>
              </table:table-cell>
              <table:table-cell office:value-type="float" office:value="0.059368">
                <text:p>0.059368</text:p>
                <draw:g>
                  <svg:desc>Sheet1.C2:Sheet1.C6</svg:desc>
                </draw:g>
              </table:table-cell>
              <table:table-cell office:value-type="float" office:value="0.174681">
                <text:p>0.174681</text:p>
                <draw:g>
                  <svg:desc>Sheet1.D2:Sheet1.D6</svg:desc>
                </draw:g>
              </table:table-cell>
              <table:table-cell office:value-type="float" office:value="0.055477">
                <text:p>0.055477</text:p>
                <draw:g>
                  <svg:desc>Sheet1.E2:Sheet1.E6</svg:desc>
                </draw:g>
              </table:table-cell>
              <table:table-cell office:value-type="float" office:value="0.514664">
                <text:p>0.514664</text:p>
                <draw:g>
                  <svg:desc>Sheet1.F2:Sheet1.F6</svg:desc>
                </draw:g>
              </table:table-cell>
            </table:table-row>
            <table:table-row>
              <table:table-cell office:value-type="string">
                <text:p>system.cpu.cpi</text:p>
              </table:table-cell>
              <table:table-cell office:value-type="float" office:value="1.683172">
                <text:p>1.683172</text:p>
              </table:table-cell>
              <table:table-cell office:value-type="float" office:value="1.187362">
                <text:p>1.187362</text:p>
              </table:table-cell>
              <table:table-cell office:value-type="float" office:value="3.493611">
                <text:p>3.493611</text:p>
              </table:table-cell>
              <table:table-cell office:value-type="float" office:value="1.109538">
                <text:p>1.109538</text:p>
              </table:table-cell>
              <table:table-cell office:value-type="float" office:value="10.293277">
                <text:p>10.293277</text:p>
              </table:table-cell>
            </table:table-row>
            <table:table-row>
              <table:table-cell office:value-type="string">
                <text:p>system.l2.overall_miss_rate::total</text:p>
              </table:table-cell>
              <table:table-cell office:value-type="float" office:value="0.281708">
                <text:p>0.281708</text:p>
              </table:table-cell>
              <table:table-cell office:value-type="float" office:value="0.082246">
                <text:p>0.082246</text:p>
              </table:table-cell>
              <table:table-cell office:value-type="float" office:value="0.999927">
                <text:p>0.999927</text:p>
              </table:table-cell>
              <table:table-cell office:value-type="float" office:value="0.72404">
                <text:p>0.72404</text:p>
              </table:table-cell>
              <table:table-cell office:value-type="float" office:value="0.999984">
                <text:p>0.999984</text:p>
              </table:table-cell>
            </table:table-row>
            <table:table-row>
              <table:table-cell office:value-type="string">
                <text:p>system.cpu.icache.overall_miss_rate::total</text:p>
              </table:table-cell>
              <table:table-cell office:value-type="float" office:value="0.000074">
                <text:p>0.000074</text:p>
              </table:table-cell>
              <table:table-cell office:value-type="float" office:value="0.000205">
                <text:p>0.000205</text:p>
              </table:table-cell>
              <table:table-cell office:value-type="float" office:value="0.000099">
                <text:p>0.000099</text:p>
              </table:table-cell>
              <table:table-cell office:value-type="float" office:value="0.000037">
                <text:p>0.000037</text:p>
              </table:table-cell>
              <table:table-cell office:value-type="float" office:value="0.000019">
                <text:p>0.000019</text:p>
              </table:table-cell>
            </table:table-row>
            <table:table-row>
              <table:table-cell office:value-type="string">
                <text:p>system.cpu.dcache.overall_miss_rate::total</text:p>
              </table:table-cell>
              <table:table-cell office:value-type="float" office:value="0.01484">
                <text:p>0.01484</text:p>
              </table:table-cell>
              <table:table-cell office:value-type="float" office:value="0.001645">
                <text:p>0.001645</text:p>
              </table:table-cell>
              <table:table-cell office:value-type="float" office:value="0.060971">
                <text:p>0.060971</text:p>
              </table:table-cell>
              <table:table-cell office:value-type="float" office:value="0.002051">
                <text:p>0.002051</text:p>
              </table:table-cell>
              <table:table-cell office:value-type="float" office:value="0.122943">
                <text:p>0.1229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